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>
            <text:p>Bubble vs Selection Sorts</text:p>
          </table:table-cell>
          <table:table-cell/>
          <table:table-cell table:style-name="Default"/>
          <table:table-cell office:value-type="string">
            <text:p>Bubble</text:p>
          </table:table-cell>
          <table:table-cell office:value-type="string">
            <text:p>Selection</text:p>
          </table:table-cell>
        </table:table-row>
        <table:table-row table:style-name="ro1">
          <table:table-cell table:number-columns-repeated="2"/>
          <table:table-cell office:value-type="string">
            <text:p>Size of N</text:p>
          </table:table-cell>
          <table:table-cell table:number-columns-repeated="2" office:value-type="string">
            <text:p>Op Count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33083">
            <text:p>33083</text:p>
          </table:table-cell>
          <table:table-cell office:value-type="float" office:value="16087">
            <text:p>16087</text:p>
          </table:table-cell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514292">
            <text:p>514292</text:p>
          </table:table-cell>
          <table:table-cell office:value-type="float" office:value="244761">
            <text:p>244761</text:p>
          </table:table-cell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office:value-type="float" office:value="2080564">
            <text:p>2080564</text:p>
          </table:table-cell>
          <table:table-cell office:value-type="float" office:value="970339">
            <text:p>970339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3222503">
            <text:p>3222503</text:p>
          </table:table-cell>
          <table:table-cell office:value-type="float" office:value="1512808">
            <text:p>151280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>
            <draw:frame table:end-cell-address="Sheet1.G26" table:end-x="0.7248in" table:end-y="0.0736in" draw:z-index="0" draw:style-name="gr1" draw:text-style-name="P1" svg:width="5.7776in" svg:height="3.078in" svg:x="0.2811in" svg:y="0.0181in">
              <draw:object draw:notify-on-update-of-ranges="Sheet1.C2:Sheet1.C3 Sheet1.C4:Sheet1.C7 Sheet1.D2:Sheet1.D3 Sheet1.D4:Sheet1.D7 Sheet1.C2:Sheet1.C3 Sheet1.C4:Sheet1.C7 Sheet1.E2:Sheet1.E3 Sheet1.E4:Sheet1.E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>
            <text:p>Bubble</text:p>
          </table:table-cell>
          <table:table-cell office:value-type="string">
            <text:p>Selection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 of N</text:p>
          </table:table-cell>
          <table:table-cell table:number-columns-repeated="2" office:value-type="string">
            <text:p>Time</text:p>
          </table:table-cell>
        </table:table-row>
        <table:table-row table:style-name="ro1">
          <table:table-cell table:number-columns-repeated="2"/>
          <table:table-cell table:style-name="ce1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0000">
            <text:p>50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1"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table:style-name="ce1" office:value-type="float" office:value="100000">
            <text:p>10000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>
            <draw:frame table:end-cell-address="Sheet2.G29" table:end-x="0.5272in" table:end-y="0.1677in" draw:z-index="0" draw:style-name="gr1" draw:text-style-name="P1" svg:width="5.4661in" svg:height="3.4724in" svg:x="0.3949in" svg:y="0.0736in">
              <draw:object draw:notify-on-update-of-ranges="Sheet2.C4:Sheet2.C4 Sheet2.C5:Sheet2.C8 Sheet2.D4:Sheet2.D4 Sheet2.D5:Sheet2.D8 Sheet2.C4:Sheet2.C4 Sheet2.C5:Sheet2.C8 Sheet2.E4:Sheet2.E4 Sheet2.E5:Sheet2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11/07/2018</text:date>, <text:time>19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Castellon</meta:initial-creator>
    <meta:creation-date>2018-11-07T19:07:56.92</meta:creation-date>
    <dc:date>2018-11-07T19:43:18.24</dc:date>
    <dc:creator>Juan Castellon</dc:creator>
    <meta:editing-duration>PT4M</meta:editing-duration>
    <meta:editing-cycles>2</meta:editing-cycles>
    <meta:generator>OpenOffice/4.1.5$Win32 OpenOffice.org_project/415m1$Build-9789</meta:generator>
    <meta:document-statistic meta:table-count="3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76cm" svg:height="7.819cm" xlink:href=".." xlink:type="simple" chart:class="chart:scatter" chart:style-name="ch1">
        <chart:title svg:x="5.654cm" svg:y="0.27cm" chart:style-name="ch2">
          <text:p>Operation Count</text:p>
        </chart:title>
        <chart:legend chart:legend-position="end" svg:x="10.342cm" svg:y="3.335cm" style:legend-expansion="high" chart:style-name="ch3"/>
        <chart:plot-area chart:style-name="ch4" table:cell-range-address="Sheet1.C2:Sheet1.E7" chart:data-source-has-labels="row" svg:x="1.331cm" svg:y="1.539cm" svg:width="8.425cm" svg:height="5.116cm">
          <chartooo:coordinate-region svg:x="2.878cm" svg:y="1.751cm" svg:width="6.506cm" svg:height="4.231cm"/>
          <chart:axis chart:dimension="x" chart:name="primary-x" chart:style-name="ch5">
            <chart:title svg:x="5.367cm" svg:y="6.812cm" chart:style-name="ch6">
              <text:p>N</text:p>
            </chart:title>
            <chart:grid chart:style-name="ch7" chart:class="major"/>
          </chart:axis>
          <chart:axis chart:dimension="y" chart:name="primary-y" chart:style-name="ch5">
            <chart:title svg:x="0.451cm" svg:y="4.961cm" chart:style-name="ch8">
              <text:p>Operations</text:p>
            </chart:title>
            <chart:grid chart:style-name="ch7" chart:class="major"/>
          </chart:axis>
          <chart:series chart:style-name="ch9" chart:values-cell-range-address="Sheet1.D4:Sheet1.D7" chart:label-cell-address="Sheet1.D2:Sheet1.D3" chart:class="chart:scatter">
            <chart:domain table:cell-range-address="Sheet1.C4:Sheet1.C7"/>
            <chart:data-point chart:repeated="4"/>
          </chart:series>
          <chart:series chart:style-name="ch10" chart:values-cell-range-address="Sheet1.E4:Sheet1.E7" chart:label-cell-address="Sheet1.E2:Sheet1.E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ubble Op Count</text:p>
                <text:list>
                  <text:list-item>
                    <text:p>Bubble</text:p>
                  </text:list-item>
                  <text:list-item>
                    <text:p>Op Count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Selection Op Count</text:p>
                <text:list>
                  <text:list-item>
                    <text:p>Selection</text:p>
                  </text:list-item>
                  <text:list-item>
                    <text:p>Op Count</text:p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4:Sheet1.C7</svg:desc>
                </draw:g>
              </table:table-cell>
              <table:table-cell office:value-type="float" office:value="33083">
                <text:p>33083</text:p>
                <draw:g>
                  <svg:desc>Sheet1.D4:Sheet1.D7</svg:desc>
                </draw:g>
              </table:table-cell>
              <table:table-cell office:value-type="float" office:value="16087">
                <text:p>16087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514292">
                <text:p>514292</text:p>
              </table:table-cell>
              <table:table-cell office:value-type="float" office:value="244761">
                <text:p>24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2080564">
                <text:p>2080564</text:p>
              </table:table-cell>
              <table:table-cell office:value-type="float" office:value="970339">
                <text:p>970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222503">
                <text:p>3222503</text:p>
              </table:table-cell>
              <table:table-cell office:value-type="float" office:value="1512808">
                <text:p>1512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85cm" svg:height="8.821cm" xlink:href=".." xlink:type="simple" chart:class="chart:scatter" chart:style-name="ch1">
        <chart:title svg:x="5.523cm" svg:y="0.312cm" chart:style-name="ch2">
          <text:p>Time Analysis</text:p>
        </chart:title>
        <chart:legend chart:legend-position="end" svg:x="11.8cm" svg:y="3.836cm" style:legend-expansion="high" chart:style-name="ch3"/>
        <chart:plot-area chart:style-name="ch4" table:cell-range-address="Sheet2.C4:Sheet2.E8" chart:data-source-has-labels="row" svg:x="1.315cm" svg:y="1.619cm" svg:width="9.931cm" svg:height="6.018cm">
          <chartooo:coordinate-region svg:x="1.936cm" svg:y="1.831cm" svg:width="8.754cm" svg:height="5.133cm"/>
          <chart:axis chart:dimension="x" chart:name="primary-x" chart:style-name="ch5">
            <chart:title svg:x="6.104cm" svg:y="7.814cm" chart:style-name="ch6">
              <text:p>N</text:p>
            </chart:title>
          </chart:axis>
          <chart:axis chart:dimension="y" chart:name="primary-y" chart:style-name="ch5">
            <chart:title svg:x="0.451cm" svg:y="5.056cm" chart:style-name="ch7">
              <text:p>Time</text:p>
            </chart:title>
            <chart:grid chart:style-name="ch8" chart:class="major"/>
          </chart:axis>
          <chart:series chart:style-name="ch9" chart:values-cell-range-address="Sheet2.D5:Sheet2.D8" chart:label-cell-address="Sheet2.D4:Sheet2.D4" chart:class="chart:scatter">
            <chart:domain table:cell-range-address="Sheet2.C5:Sheet2.C8"/>
            <chart:data-point chart:repeated="4"/>
          </chart:series>
          <chart:series chart:style-name="ch10" chart:values-cell-range-address="Sheet2.E5:Sheet2.E8" chart:label-cell-address="Sheet2.E4:Sheet2.E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2.D4:Sheet2.D4</svg:desc>
                </draw:g>
              </table:table-cell>
              <table:table-cell office:value-type="string">
                <text:p>Time</text:p>
                <draw:g>
                  <svg:desc>Sheet2.E4:Sheet2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C5:Sheet2.C8</svg:desc>
                </draw:g>
              </table:table-cell>
              <table:table-cell office:value-type="float" office:value="0">
                <text:p>0</text:p>
                <draw:g>
                  <svg:desc>Sheet2.D5:Sheet2.D8</svg:desc>
                </draw:g>
              </table:table-cell>
              <table:table-cell office:value-type="float" office:value="0">
                <text:p>0</text:p>
                <draw:g>
                  <svg:desc>Sheet2.E5:Sheet2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0">
                <text:p>7500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